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rect text:anchor-type="paragraph" draw:z-index="2" draw:style-name="gr1" draw:text-style-name="P1" svg:width="4.763cm" svg:height="3.335cm" svg:x="2.06cm" svg:y="1.838cm"><text:p/></draw:rect><draw:rect text:anchor-type="paragraph" draw:z-index="1" draw:style-name="gr1" draw:text-style-name="P1" svg:width="3.52cm" svg:height="2.938cm" svg:x="3.648cm" svg:y="3.505cm"><text:p/></draw:rect><draw:rect text:anchor-type="paragraph" draw:z-index="0" draw:style-name="gr1" draw:text-style-name="P1" svg:width="4.605cm" svg:height="2.435cm" svg:x="4.68cm" svg:y="5.172cm"><text:p/>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los Vajna</meta:initial-creator>
    <meta:creation-date>2014-02-11T15:51:13.825495917</meta:creation-date>
    <dc:date>2014-02-11T15:51:56.709408338</dc:date>
    <dc:creator>Miklos Vajna</dc:creator>
    <meta:editing-duration>P0D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Dev/4.3.0.0.alpha0$Linux_X86_64 LibreOffice_project/d841e4f7f7024ceb3fcefc261e54b47104af93b7</meta:generator>
  </office:meta>
</office:document-meta>
</file>